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9670"/>
    </style:style>
    <style:style style:name="P2" style:family="paragraph" style:parent-style-name="Standard">
      <style:text-properties fo:font-style="normal" fo:font-weight="normal" officeooo:paragraph-rsid="001d967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officeooo:rsid="0004ed37" officeooo:paragraph-rsid="001d9670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officeooo:paragraph-rsid="001d9670" style:font-weight-asian="bold" style:font-weight-complex="bold"/>
    </style:style>
    <style:style style:name="P5" style:family="paragraph" style:parent-style-name="Standard">
      <style:text-properties fo:font-weight="bold" officeooo:rsid="0004ed37" officeooo:paragraph-rsid="001d9670" style:font-weight-asian="bold" style:font-weight-complex="bold"/>
    </style:style>
    <style:style style:name="P6" style:family="paragraph" style:parent-style-name="Standard">
      <style:text-properties fo:font-weight="bold" officeooo:rsid="000c85c5" officeooo:paragraph-rsid="001d9670" style:font-weight-asian="bold" style:font-weight-complex="bold"/>
    </style:style>
    <style:style style:name="P7" style:family="paragraph" style:parent-style-name="Standard">
      <style:text-properties fo:font-weight="normal" officeooo:paragraph-rsid="001d9670" style:font-weight-asian="normal" style:font-weight-complex="normal"/>
    </style:style>
    <style:style style:name="T1" style:family="text">
      <style:text-properties officeooo:rsid="001d96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18d5c0" style:font-weight-asian="bold" style:font-weight-complex="bold"/>
    </style:style>
    <style:style style:name="T5" style:family="text">
      <style:text-properties fo:font-weight="bold" officeooo:rsid="0006ad2f" style:font-weight-asian="bold" style:font-weight-complex="bold"/>
    </style:style>
    <style:style style:name="T6" style:family="text">
      <style:text-properties officeooo:rsid="0006ad2f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9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12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5" style:family="text">
      <style:text-properties fo:color="#56a8f5" loext:opacity="100%" style:font-name="JetBrains Mono" fo:font-size="10pt" fo:font-weight="normal" style:font-size-asian="10pt" style:font-weight-asian="normal"/>
    </style:style>
    <style:style style:name="T1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8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21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26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27" style:family="text">
      <style:text-properties officeooo:rsid="0018d5c0"/>
    </style:style>
    <style:style style:name="T28" style:family="text">
      <style:text-properties officeooo:rsid="000dc5d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9670" style:font-weight-asian="normal" style:font-weight-complex="normal"/>
    </style:style>
    <style:style style:name="T31" style:family="text">
      <style:text-properties fo:font-weight="normal" officeooo:rsid="0018d5c0" style:font-weight-asian="normal" style:font-weight-complex="normal"/>
    </style:style>
    <style:style style:name="T32" style:family="text">
      <style:text-properties fo:font-style="normal" fo:font-weight="bold" officeooo:rsid="0006ad2f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5</text:p>
      <text:p text:style-name="P1"><text:span text:style-name="T3">Тема</text:span><text:span text:style-name="T1">:</text:span> составление программ с функциями в IDE PyCharm Community.</text:p>
      <text:p text:style-name="P1"><text:span text:style-name="T2">Цел</text:span><text:span text:style-name="T4">ь</text:span><text:span text:style-name="T2">:</text:span>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p>
      <text:p text:style-name="P1"/>
      <text:p text:style-name="P1"><text:span text:style-name="T2">Постановка задачи </text:span><text:span text:style-name="T3">5</text:span><text:span text:style-name="T5">.1</text:span></text:p>
      <text:p text:style-name="P2"><text:span text:style-name="T6">Составить функцию, которая выведет на экран строку, содержащую задаваемое с клавиатуры число символов.</text:span></text:p>
      <text:p text:style-name="P3"><text:span text:style-name="T6">Тип алгоритма:</text:span></text:p>
      <text:p text:style-name="Standard"><text:span text:style-name="T32">Текст программы:</text:span><text:line-break/>#Составить функцию, которая выведет на экран строку, содержащую задаваемое с клавиатуры число символов.<text:line-break/>def generate():<text:line-break/> <text:s text:c="3"/>while True:<text:line-break/> <text:s text:c="5"/>try:<text:line-break/> <text:s text:c="7"/>num_chars = int(input("Введите число символов: "))<text:line-break/> <text:s text:c="7"/>if num_chars &lt; 0:<text:line-break/> <text:s text:c="11"/>print("Числот символов должно быть &gt; <text:s/>или = 0 ")<text:line-break/> <text:s text:c="7"/>else:<text:line-break/> <text:s text:c="11"/>output_string = 'A ' * num_chars<text:line-break/> <text:s text:c="7"/>print(output_string)<text:line-break/> <text:s text:c="7"/>break<text:line-break/> <text:s text:c="5"/>except ValueError:<text:line-break/> <text:s text:c="7"/>print ("Ошибка, введите целое число")<text:line-break/>generate()</text:p>
      <text:p text:style-name="Standard"/>
      <text:p text:style-name="Standard"/>
      <text:p text:style-name="P4">Протокол работы программы:</text:p>
      <text:p text:style-name="P7">Введите число символов: 123</text:p>
      <text:p text:style-name="P7">A A A A A A A A A A A A A A A A A A A A A A A A A A A A A A A A A A A A A A A A A A A A A A A A A A A A A A A A A A A A A A A A A A A A A A A A A A A A A A A A A A A A A A A A A A A A A A A A A A A A A A A A A A A A A A A A A A A A A A A A A A A </text:p>
      <text:p text:style-name="P7"/>
      <text:p text:style-name="P4">Постановка задачи <text:span text:style-name="T1">5</text:span><text:span text:style-name="T6">.</text:span><text:span text:style-name="T28">2</text:span></text:p>
      <text:p text:style-name="P7">Описать функцию InvertDigits(K), меняющую порядок следования цифр целого положительного числа K на обратный (K — параметр целого типа, являющийся одновременно входным и выходным). С помощью этой функции поменять порядок следования цифр на обратный для каждого из пяти данных целых чисел.</text:p>
      <text:p text:style-name="P7"/>
      <text:p text:style-name="P5">Текст программы:</text:p>
      <text:p text:style-name="Standard">#Описать функцию InvertDigits(K), меняющую порядок следования цифр целого<text:line-break/>#положительного числа K на обратный (K — параметр целого типа, являющийся<text:line-break/>#одновременно входным и выходным). С помощью этой функции поменять порядок<text:line-break/>#следования цифр на обратный для каждого из пяти данных целых чисел.<text:line-break/>def Digits(K):<text:line-break/> <text:s text:c="3"/>reversed_number = 0<text:line-break/> <text:s text:c="3"/>while K &gt; 0:<text:line-break/> <text:s text:c="7"/>digit = K %10<text:line-break/> <text:s text:c="7"/>reversed_number = (reversed_number*10) + digit<text:line-break/> <text:s text:c="7"/>K//=10<text:line-break/> <text:s text:c="7"/>return reversed_number<text:line-break/><text:soft-page-break/>numbers = [12,45,67,90,23]<text:line-break/>for num in numbers:<text:line-break/> <text:s text:c="3"/>reversed_num = Digits(num)<text:line-break/> <text:s text:c="3"/>print (reversed_num)</text:p>
      <text:p text:style-name="Standard"/>
      <text:p text:style-name="P4">Протокол работы программы:</text:p>
      <text:p text:style-name="Standard">2</text:p>
      <text:p text:style-name="Standard">5</text:p>
      <text:p text:style-name="Standard">7</text:p>
      <text:p text:style-name="Standard">0</text:p>
      <text:p text:style-name="Standard">3</text:p>
      <text:p text:style-name="Standard"/>
      <text:p text:style-name="Standard"/>
      <text:p text:style-name="P6">Вывод: <text:span text:style-name="T29">закрепи</text:span><text:span text:style-name="T30">ла</text:span><text:span text:style-name="T29"> усвоенные знания, понятия, алгоритмы, основные принципы составления программ, приобре</text:span><text:span text:style-name="T30">ла</text:span><text:span text:style-name="T29"> навыки составление программ с функциями в IDE PyCharm Community </text:span><text:span text:style-name="T31">и </text:span><text:span text:style-name="T29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30T19:20:15.379426091</dc:date>
    <meta:editing-cycles>2</meta:editing-cycles>
    <meta:editing-duration>PT8M36S</meta:editing-duration>
    <meta:document-statistic meta:table-count="0" meta:image-count="0" meta:object-count="0" meta:page-count="2" meta:paragraph-count="21" meta:word-count="385" meta:character-count="2303" meta:non-whitespace-character-count="1799"/>
    <meta:user-defined meta:name="Поле 1"/>
    <meta:user-defined meta:name="Поле 2"/>
    <meta:user-defined meta:name="Поле 3"/>
    <meta:user-defined meta:name="Поле 4"/>
  </office:meta>
</office:document-meta>
</file>